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OUNDATION FOR A SUCCESSFUL FAMILY (127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FOUNDATION FOR A SUCCESSFUL FAMILY (127:1-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is necessary (127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is necessary (127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home must be built by the Lord (127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me must be protected by the Lord (127:1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FOUNDATION FOR A SUCCESSFUL FAMILY (127:1-2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is necessary (127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is needless (127: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127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FOUNDATION FOR A SUCCESSFUL FAMILY (127:1-2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FRUITS FROM A SUCCESSFUL FAMILY (127:3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FRUITS FROM A SUCCESSFUL FAMILY (127:3-5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parents will be honored (127:3-4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parents will be helped (127: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2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FOUNDATION FOR A SUCCESSFUL FAMILY (127:1-2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FRUITS FROM A SUCCESSFUL FAMILY (127:3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7 </dc:title>
    <meta:initial-creator>David STRICKLAND</meta:initial-creator>
    <dc:creator>David STRICKLAND</dc:creator>
    <meta:creation-date>2020-02-22T17:39:49Z</meta:creation-date>
    <dc:date>2020-02-22T17:39:49Z</dc:date>
    <meta:template xlink:href="BibleStudy" xlink:type="simple"/>
    <meta:editing-cycles>1</meta:editing-cycles>
    <meta:editing-duration>PT0S</meta:editing-duration>
    <meta:document-statistic meta:paragraph-count="19" meta:word-count="148"/>
  </office:meta>
</office:document-meta>
</file>